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1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11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15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Controller/DisplayController.php" xlink:type="simple">administrator/components/com_foos/Controller/DisplayController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" xlink:type="simple">administrator/components/com_foos/Extension/FoosComponent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Service/HTML/AdministratorService.php" xlink:type="simple">administrator/components/com_foos/Service/HTML/AdministratorService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View/Foos/HtmlView.php" xlink:type="simple">administrator/components/com_foos/View/Foos/HtmlView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foos.xml" xlink:type="simple">administrator/components/com_foos/foos.xml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script.php" xlink:type="simple">administrator/components/com_foos/script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services/provider.php" xlink:type="simple">administrator/components/com_foos/services/provider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tmpl/foos/default.php" xlink:type="simple">administrator/components/com_foos/tmpl/foos/default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3:21:21.145413794</meta:creation-date>
    <meta:generator>LibreOffice/6.0.7.3$Linux_X86_64 LibreOffice_project/00m0$Build-3</meta:generator>
    <dc:date>2019-09-08T13:30:17.450319554</dc:date>
    <meta:editing-duration>PT8M56S</meta:editing-duration>
    <meta:editing-cycles>1</meta:editing-cycles>
    <meta:document-statistic meta:table-count="1" meta:cell-count="43" meta:object-count="0"/>
  </office:meta>
</office:document-meta>
</file>